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2E00002655000027CC47B5DF6DFFE2EB80.wmf" manifest:media-type="image/x-wmf"/>
  <manifest:file-entry manifest:full-path="Pictures/2000002E00002655000027CC6C69FAAAEDAB7E71.wmf" manifest:media-type="image/x-wmf"/>
  <manifest:file-entry manifest:full-path="Pictures/2000002E00002655000027CC097097167E82E714.wmf" manifest:media-type="image/x-wm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2.551cm" style:rel-column-width="9830*"/>
    </style:style>
    <style:style style:name="Table1.B" style:family="table-column">
      <style:table-column-properties style:column-width="11.899cm" style:rel-column-width="45868*"/>
    </style:style>
    <style:style style:name="Table1.C" style:family="table-column">
      <style:table-column-properties style:column-width="2.552cm" style:rel-column-width="9837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3">
      <style:paragraph-properties fo:margin-top="0.212cm" fo:margin-bottom="0.212cm" loext:contextual-spacing="false" fo:padding-left="0.141cm" fo:padding-right="0.141cm" fo:padding-top="0.212cm" fo:padding-bottom="0.212cm" fo:border="1.5pt solid #00000a">
        <style:tab-stops>
          <style:tab-stop style:position="5.001cm"/>
        </style:tab-stops>
      </style:paragraph-properties>
    </style:style>
    <style:style style:name="P3" style:family="paragraph" style:parent-style-name="Heading_20_3">
      <style:paragraph-properties fo:margin-top="0.212cm" fo:margin-bottom="0.212cm" loext:contextual-spacing="false" fo:padding-left="0.141cm" fo:padding-right="0.141cm" fo:padding-top="0.212cm" fo:padding-bottom="0.212cm" fo:border="1.5pt solid #00000a">
        <style:tab-stops>
          <style:tab-stop style:position="5.001cm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Heading_20_3">
      <style:paragraph-properties fo:margin-left="2.501cm" fo:margin-right="0cm" fo:text-indent="-2.501cm" style:auto-text-indent="false">
        <style:tab-stops/>
      </style:paragraph-properties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top="0.212cm" fo:margin-bottom="0cm" loext:contextual-spacing="false" fo:line-height="100%"/>
      <style:text-properties style:language-asian="en" style:country-asian="GB"/>
    </style:style>
    <style:style style:name="P7" style:family="paragraph" style:parent-style-name="Standard">
      <style:paragraph-properties fo:margin-top="0.212cm" fo:margin-bottom="0cm" loext:contextual-spacing="false" fo:line-height="100%" fo:text-align="end" style:justify-single-word="false"/>
      <style:text-properties style:font-name="Times New Roman" style:language-asian="en" style:country-asian="GB"/>
    </style:style>
    <style:style style:name="P8" style:family="paragraph" style:parent-style-name="Standard" style:list-style-name="L1">
      <style:text-properties officeooo:rsid="0020e2e5" officeooo:paragraph-rsid="0020e2e5"/>
    </style:style>
    <style:style style:name="P9" style:family="paragraph" style:parent-style-name="Standard" style:list-style-name="L1">
      <style:text-properties officeooo:rsid="0021446f" officeooo:paragraph-rsid="0021446f"/>
    </style:style>
    <style:style style:name="P10" style:family="paragraph" style:parent-style-name="Standard">
      <style:text-properties officeooo:rsid="0021446f" officeooo:paragraph-rsid="0021446f"/>
    </style:style>
    <style:style style:name="P11" style:family="paragraph" style:parent-style-name="Standard" style:list-style-name="L2">
      <style:text-properties officeooo:rsid="0025137e" officeooo:paragraph-rsid="0025137e"/>
    </style:style>
    <style:style style:name="P12" style:family="paragraph" style:parent-style-name="Standard">
      <style:text-properties officeooo:rsid="0025137e" officeooo:paragraph-rsid="0025137e"/>
    </style:style>
    <style:style style:name="P13" style:family="paragraph" style:parent-style-name="Standard" style:list-style-name="L3">
      <style:text-properties officeooo:rsid="00268b57" officeooo:paragraph-rsid="00268b57"/>
    </style:style>
    <style:style style:name="P14" style:family="paragraph" style:parent-style-name="Standard" style:list-style-name="L3">
      <style:text-properties officeooo:rsid="00268b57" officeooo:paragraph-rsid="0026b540"/>
    </style:style>
    <style:style style:name="P15" style:family="paragraph" style:parent-style-name="Standard">
      <style:text-properties officeooo:paragraph-rsid="0026b540"/>
    </style:style>
    <style:style style:name="P16" style:family="paragraph" style:parent-style-name="Heading_20_2" style:master-page-name="Standard">
      <style:paragraph-properties fo:margin-top="0cm" fo:margin-bottom="0.635cm" loext:contextual-spacing="false" style:page-number="auto" fo:padding-left="0.141cm" fo:padding-right="0.141cm" fo:padding-top="0.212cm" fo:padding-bottom="0.212cm" fo:border="1.5pt solid #00000a"/>
      <style:text-properties fo:font-size="18pt" style:font-size-asian="18pt" style:font-size-complex="18pt"/>
    </style:style>
    <style:style style:name="P17" style:family="paragraph" style:parent-style-name="Heading_20_3">
      <style:text-properties officeooo:rsid="0025137e" officeooo:paragraph-rsid="0026b540"/>
    </style:style>
    <style:style style:name="P18" style:family="paragraph" style:parent-style-name="Heading_20_3">
      <style:text-properties officeooo:paragraph-rsid="0026b540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4a04c" style:font-size-asian="15pt" style:font-size-complex="15pt"/>
    </style:style>
    <style:style style:name="T3" style:family="text">
      <style:text-properties fo:font-size="10pt" style:font-size-asian="10pt"/>
    </style:style>
    <style:style style:name="T4" style:family="text">
      <style:text-properties fo:font-size="10pt" officeooo:rsid="00139d56" style:font-size-asian="10pt"/>
    </style:style>
    <style:style style:name="T5" style:family="text">
      <style:text-properties fo:font-weight="bold" style:font-weight-asian="bold"/>
    </style:style>
    <style:style style:name="T6" style:family="text">
      <style:text-properties officeooo:rsid="0014c614"/>
    </style:style>
    <style:style style:name="T7" style:family="text">
      <style:text-properties officeooo:rsid="00169bef"/>
    </style:style>
    <style:style style:name="T8" style:family="text">
      <style:text-properties officeooo:rsid="0021446f"/>
    </style:style>
    <style:style style:name="T9" style:family="text">
      <style:text-properties officeooo:rsid="00268b57"/>
    </style:style>
    <style:style style:name="T10" style:family="text">
      <style:text-properties officeooo:rsid="0026b540"/>
    </style:style>
    <style:style style:name="T11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 draw:visible-area-width="10cm" draw:visible-area-height="10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><text:bookmark text:name="_GoBack"/>School of Physics and Astronomy</text:h>
      <text:h text:style-name="P2" text:outline-level="3"><text:span text:style-name="T1">PX4310 Project<text:tab/>Session 20</text:span><text:span text:style-name="T2">17</text:span><text:span text:style-name="T1">-20</text:span><text:span text:style-name="T2">18</text:span></text:h>
      <text:h text:style-name="P3" text:outline-level="3">MPhys Project<text:tab/>Interim Summary Report</text:h>
      <text:h text:style-name="P2" text:outline-level="3"><text:span text:style-name="T3">Project Supervisor:<text:tab/></text:span><text:span text:style-name="T4">Paul Clark</text:span></text:h>
      <text:h text:style-name="P2" text:outline-level="3"><text:span text:style-name="T3">Project Assessor:<text:tab/></text:span><text:span text:style-name="T4">Patrick Sutton</text:span></text:h>
      <text:p text:style-name="Standard"/>
      <text:h text:style-name="P4" text:outline-level="3">Title:<text:tab/><text:span text:style-name="T6">CO formation in diffuse ISM</text:span></text:h>
      <text:h text:style-name="P4" text:outline-level="3">Name:<text:tab/><text:span text:style-name="T7">Gerwyn Jones</text:span></text:h>
      <text:h text:style-name="Heading_20_3" text:outline-level="3">1.<text:tab/>Introduction </text:h>
      <text:list xml:id="list3947492432002233335" text:style-name="L1">
        <text:list-item>
          <text:p text:style-name="P8">Talk about what the project is</text:p>
        </text:list-item>
        <text:list-item>
          <text:p text:style-name="P8">Talk about what we’re trying to find</text:p>
        </text:list-item>
        <text:list-item>
          <text:p text:style-name="P8">Talk about why we’re doing this projects</text:p>
        </text:list-item>
        <text:list-item>
          <text:p text:style-name="P8">Brief introduction </text:p>
        </text:list-item>
        <text:list-item>
          <text:p text:style-name="P8">Talk about the set up</text:p>
        </text:list-item>
        <text:list-item>
          <text:p text:style-name="P8">Talk about the processes arepo does. </text:p>
        </text:list-item>
        <text:list-item>
          <text:p text:style-name="P9">Talk about choosing appropriate initial conditions</text:p>
        </text:list-item>
      </text:list>
      <text:p text:style-name="P10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3" text:outline-level="3">2.<text:tab/><text:span text:style-name="T8">Results</text:span></text:h>
      <text:list xml:id="list1531628503396281334" text:style-name="L2">
        <text:list-item>
          <text:p text:style-name="P11">Show graph of what you’ve done so far.</text:p>
        </text:list-item>
      </text:list>
      <text:p text:style-name="P12"/>
      <text:h text:style-name="P18" text:outline-level="3"><text:span text:style-name="T10">3</text:span>.<text:tab/><text:span text:style-name="T9">Conclusion</text:span></text:h>
      <text:list xml:id="list5506178092755149840" text:style-name="L3">
        <text:list-item>
          <text:p text:style-name="P14">Do some basic overview of what you’ve done so far</text:p>
        </text:list-item>
        <text:list-item>
          <text:p text:style-name="P14">Say what you want to / hope to do next year.</text:p>
        </text:list-item>
      </text:list>
      <text:p text:style-name="P15"/>
      <text:h text:style-name="P17" text:outline-level="3"><text:span text:style-name="T10">4</text:span>.<text:tab/>References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4" text:outline-level="4">2.1<text:tab/>Subsection heading if required</text:h>
      <text:p text:style-name="Standard">Continue your text here. <text:s/>Add as many sections and sub-sections as you feel appropriate for your work.</text:p>
      <text:h text:style-name="Heading_20_4" text:outline-level="4">2.2<text:tab/>Add further subsections as required</text:h>
      <text:p text:style-name="Standard">Continue your text here. <text:s/>Add as many sections and sub-sections as you feel appropriate for your work.</text:p>
      <text:h text:style-name="Heading_20_3" text:outline-level="3">3.<text:tab/>Adding references</text:h>
      <text:p text:style-name="Standard">In this report, references should be made using square brackets and numbered sequentially throughout the document, e.g. see Elliot and Bowsher [1] or see [2] for details of the experimental apparatus. <text:s/>The final section of the report should show the details of the references in the format indicated. <text:s/>Either cut and paste and modify the references or create new lines and apply the <text:span text:style-name="T5">Style References</text:span>. <text:s/>There is no need to have too many references in such a short report.</text:p>
      <text:h text:style-name="Heading_20_3" text:outline-level="3">4.<text:tab/>Adding figures, graphs and images</text:h>
      <text:p text:style-name="Standard">Insert whatever figures you feel appropriate. Always have figure captions and number these sequentially. <text:s/>Do not wrap text around the figure.</text:p>
      <text:p text:style-name="P5"><draw:frame draw:style-name="fr1" draw:name="Picture 1" text:anchor-type="as-char" svg:width="5.008cm" svg:height="5.17cm" draw:z-index="0"><draw:image xlink:href="Pictures/2000002E00002655000027CC097097167E82E714.wmf" xlink:type="simple" xlink:show="embed" xlink:actuate="onLoad"/></draw:frame> <text:s/><draw:frame draw:style-name="fr1" draw:name="Picture 2" text:anchor-type="as-char" svg:width="5.008cm" svg:height="5.17cm" draw:z-index="1"><draw:image xlink:href="Pictures/2000002E00002655000027CC6C69FAAAEDAB7E71.wmf" xlink:type="simple" xlink:show="embed" xlink:actuate="onLoad"/></draw:frame> <text:s/><draw:frame draw:style-name="fr1" draw:name="Picture 3" text:anchor-type="as-char" svg:width="4.955cm" svg:height="5.17cm" draw:z-index="2"><draw:image xlink:href="Pictures/2000002E00002655000027CC47B5DF6DFFE2EB80.wmf" xlink:type="simple" xlink:show="embed" xlink:actuate="onLoad"/></draw:frame></text:p>
      <text:p text:style-name="Figure_20_Captions">Figure 1. <text:s/>Three spherical harmonics.</text:p>
      <text:p text:style-name="Standard">Then continue your text below as required. <text:s/>You may not have much space for diagrams, so choose them carefully.</text:p>
      <text:h text:style-name="Heading_20_3" text:outline-level="3">5.<text:tab/>Adding equations</text:h>
      <text:p text:style-name="Standard">Use equation editor in word to add equations, either in text (e.g. <draw:frame draw:style-name="fr2" draw:name="1" text:anchor-type="as-char" svg:width="1.55cm" svg:height="0.527cm" draw:z-index="3"><draw:object-ole xlink:href="./Object 2" xlink:type="simple" xlink:show="embed" xlink:actuate="onLoad"/><draw:image xlink:href="./ObjectReplacements/Object 2" xlink:type="simple" xlink:show="embed" xlink:actuate="onLoad"/></draw:frame>) or set out of the text as below. <text:s/>It’s worth numbering equations if you need to refer to them from the text or it you have a lot of equations. <text:s/>Use your judgement. <text:s/>The table shown below allows Word to set the equation centrally but still place an equation number on the right; you are advised to use this device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<draw:frame draw:style-name="fr2" draw:name="2" text:anchor-type="as-char" svg:width="9.416cm" svg:height="1.118cm" draw:z-index="4"><draw:object-ole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A1" office:value-type="string">
            <text:p text:style-name="P7">(5.1)</text:p>
          </table:table-cell>
        </table:table-row>
      </table:table>
      <text:p text:style-name="Standard">As with figures, you may not have much space for equations, so include them only where necessary.</text:p>
      <text:h text:style-name="Heading_20_3" text:outline-level="3">6.<text:tab/>Some advice about content</text:h>
      <text:p text:style-name="Standard">It is very advisable to have some sort of introductory section setting out the aims and objectives of your project (an abstract is not required). <text:s/>This might, if appropriate, lead on to some discussion of theory or background work appropriate to setting the scene for your own work. <text:s/>Where appropriate, the report should introduce some preliminary results or some statement of progress, and, most importantly, it should <text:soft-page-break/>include reasonably detailed plans for the work in the Spring semester to ensure that you will complete the project in good time.</text:p>
      <text:p text:style-name="Standard">It’s difficult to advise you on what sections to include because each project is so individual. <text:s/>Experimental projects might include discussions of apparatus and theoretical projects might include some maths or details of computer programs/simulations. <text:s/>If in doubt, discuss the content with your supervisor.</text:p>
      <text:h text:style-name="Heading_20_3" text:outline-level="3">7.<text:tab/><text:span text:style-name="T9">Conclusion</text:span></text:h>
      <text:list xml:id="list174552729109334" text:continue-numbering="true" text:style-name="L3">
        <text:list-item>
          <text:p text:style-name="P13">Do some basic overview of what you’ve done so far</text:p>
        </text:list-item>
        <text:list-item>
          <text:p text:style-name="P13">Say what you want to / hope to do next year.</text:p>
        </text:list-item>
      </text:list>
      <text:p text:style-name="Standard"/>
      <text:h text:style-name="Heading_20_3" text:outline-level="3">8.<text:tab/>References</text:h>
      <text:p text:style-name="References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loext:contextual-spacing="false" fo:line-height="100%" fo:text-align="start" style:justify-single-word="false" fo:orphans="2" fo:widows="2" style:writing-mode="lr-tb"/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423cm" loext:contextual-spacing="false" fo:keep-with-next="always"/>
      <style:text-properties style:font-name="Cambria" fo:font-family="Cambria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Standard" style:default-outline-level="2" style:list-style-name="" style:class="text">
      <style:paragraph-properties fo:margin-top="0.423cm" fo:margin-bottom="0.212cm" loext:contextual-spacing="false" fo:line-height="110%" fo:text-align="center" style:justify-single-word="false" fo:orphans="2" fo:widows="2" fo:keep-with-next="always" style:writing-mode="lr-tb"/>
      <style:text-properties fo:font-variant="small-caps" style:font-name="Arial" fo:font-family="Arial" style:font-family-generic="swiss" style:font-pitch="variable" fo:font-size="15pt" fo:font-weight="bold" style:font-name-asian="Calibri1" style:font-family-asian="Calibri" style:font-family-generic-asian="system" style:font-pitch-asian="variable" style:font-size-asian="15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next-style-name="Standard" style:default-outline-level="3" style:list-style-name="" style:class="text">
      <style:paragraph-properties fo:margin-top="0.635cm" fo:margin-bottom="0.212cm" loext:contextual-spacing="false" fo:line-height="110%" fo:text-align="start" style:justify-single-word="false" fo:orphans="2" fo:widows="2" fo:keep-with-next="always" style:writing-mode="lr-tb">
        <style:tab-stops>
          <style:tab-stop style:position="1cm"/>
        </style:tab-stops>
      </style:paragraph-properties>
      <style:text-properties style:font-name="Arial" fo:font-family="Arial" style:font-family-generic="swiss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251cm" fo:margin-right="0cm" fo:text-indent="-1.251cm" style:auto-text-indent="false" fo:keep-with-next="always"/>
      <style:text-properties fo:font-weight="bold" style:font-weight-asian="bold" style:font-size-complex="12pt" style:font-weight-complex="bold"/>
    </style:style>
    <style:style style:name="Sub_20_Heading" style:display-name="Sub Heading" style:family="paragraph" style:parent-style-name="Standard" style:next-style-name="Standard" style:default-outline-level="">
      <style:paragraph-properties fo:margin-top="0.423cm" fo:margin-bottom="0.212cm" loext:contextual-spacing="false" fo:keep-with-next="always"/>
      <style:text-properties fo:font-weight="bold" style:font-weight-asian="bold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/>
    </style:style>
    <style:style style:name="Figure_20_Caption" style:display-name="Figure Caption" style:family="paragraph" style:parent-style-name="Standard" style:next-style-name="Standard" style:default-outline-level="">
      <style:paragraph-properties fo:margin-top="0cm" fo:margin-bottom="0.494cm" loext:contextual-spacing="false" fo:text-align="center" style:justify-single-word="false"/>
      <style:text-properties fo:font-style="italic" style:font-style-asian="italic"/>
    </style:style>
    <style:style style:name="Email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ahoma" fo:font-family="Tahoma" style:font-family-generic="roman" style:font-pitch="variable" fo:font-size="10pt" style:font-size-asian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References" style:family="paragraph" style:parent-style-name="Standard" style:default-outline-level="">
      <style:paragraph-properties fo:margin-left="1cm" fo:margin-right="0cm" fo:margin-top="0cm" fo:margin-bottom="0cm" loext:contextual-spacing="false" fo:text-indent="-1cm" style:auto-text-indent="false"/>
      <style:text-properties fo:font-size="10pt" style:font-size-asian="10pt"/>
    </style:style>
    <style:style style:name="Figure_20_Captions" style:display-name="Figure Captions" style:family="paragraph" style:parent-style-name="Standard" style:default-outline-level="">
      <style:paragraph-properties fo:margin-top="0.212cm" fo:margin-bottom="0.212cm" loext:contextual-spacing="false" fo:text-align="center" style:justify-single-word="false"/>
      <style:text-properties fo:font-style="italic" style:font-style-asian="italic" style:font-size-complex="12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font-variant="small-caps" style:font-name="Arial1" fo:font-family="Arial" style:font-family-generic="roman" style:font-pitch="variable" fo:font-size="15pt" fo:font-weight="bold" style:font-name-asian="Calibri1" style:font-family-asian="Calibri" style:font-family-generic-asian="system" style:font-pitch-asian="variable" style:font-size-asian="15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style:font-name="Arial1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ard Richardson</meta:initial-creator>
    <meta:editing-cycles>20</meta:editing-cycles>
    <meta:print-date>2010-03-25T22:36:00</meta:print-date>
    <meta:creation-date>2017-11-21T10:42:00</meta:creation-date>
    <dc:date>2017-11-28T17:45:51.115568808</dc:date>
    <meta:editing-duration>PT52M29S</meta:editing-duration>
    <meta:generator>LibreOffice/5.1.6.2$Linux_X86_64 LibreOffice_project/10m0$Build-2</meta:generator>
    <meta:document-statistic meta:table-count="1" meta:image-count="3" meta:object-count="2" meta:page-count="4" meta:paragraph-count="45" meta:word-count="555" meta:character-count="3244" meta:non-whitespace-character-count="272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ndeley Document_1" meta:value-type="string">True</meta:user-defined>
    <meta:user-defined meta:name="Mendeley Unique User Id_1" meta:value-type="string">11158de1-8307-38f1-b283-010d7e7a5f0f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